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paragraph-properties fo:margin-left="1in" fo:margin-right="0in" fo:text-indent="0in" style:auto-text-indent="false"/>
    </style:style>
    <style:style style:name="P3" style:family="paragraph" style:parent-style-name="Heading_20_1" style:master-page-name="Standard">
      <loext:graphic-properties draw:fill="solid" draw:fill-color="#ffffff"/>
      <style:paragraph-properties fo:margin-top="0in" fo:margin-bottom="0.0835in" loext:contextual-spacing="false" fo:line-height="120%" fo:keep-together="auto" style:page-number="1" fo:background-color="#ffffff" fo:keep-with-next="auto"/>
    </style:style>
    <style:style style:name="T1" style:family="text">
      <style:text-properties fo:color="#1d2125" fo:font-size="23pt" fo:font-weight="bold" style:font-size-asian="23pt" style:font-weight-asian="bold" style:font-size-complex="23pt"/>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style:style>
    <style:style style:name="T4"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8ooy662dxgaw"/><text:span text:style-name="T1">DWEC01</text:span></text:p>
      <text:p text:style-name="Standard"><text:span text:style-name="T2">UD1</text:span></text:p>
      <text:p text:style-name="Standard"><text:span text:style-name="T2">Tarea1</text:span></text:p>
      <text:p text:style-name="Standard"><text:span text:style-name="T2">Nombre y Apellidos:</text:span></text:p>
      <text:p text:style-name="Standard">Montar un entorno de trabajo con las siguiente herramientas que os servirán para todo el curso:</text:p>
      <text:p text:style-name="Standard">Git </text:p>
      <text:p text:style-name="Standard"><text:a xlink:type="simple" xlink:href="https://git-scm.com/download/win" text:style-name="ListLabel_20_10" text:visited-style-name="ListLabel_20_10"><text:span text:style-name="T3">https://git-scm.com/download/win</text:span></text:a></text:p>
      <text:p text:style-name="Standard">Visual Studio Code</text:p>
      <text:p text:style-name="Standard"><text:a xlink:type="simple" xlink:href="https://code.visualstudio.com/download" text:style-name="ListLabel_20_10" text:visited-style-name="ListLabel_20_10"><text:span text:style-name="T3">https://code.visualstudio.com/download</text:span></text:a></text:p>
      <text:p text:style-name="Standard">Os podéis crear una cuenta gratuita en gitlab para almacenar vuestras prácticas y mantener así vuestro trabajo a salvo y organizado, además de ser una herramienta básica en el desarrollo del software. Dentro de git podéis montar una estructura de carpetas por unidades didácticas y tareas.</text:p>
      <text:p text:style-name="Standard">En Visual studio code podéis ponerlo en español y añadir extensiones relativas a javascript, html y javascript para facilitaros el trabajo.</text:p>
      <text:p text:style-name="Standard">Realiza capturas de pantalla de todos los apartados, realizando las capturas mínimas para ver que está completado el apartado, en las capturas debe aparecer el nombre del usuario que está logueado en el sistema, por ejemplo con un cmd abierto en el que se vea el usuario.</text:p>
      <text:list xml:id="list3378995841" text:style-name="WWNum1">
        <text:list-item>
          <text:p text:style-name="P1">Instalación de visual studio code.(Capturas de pantalla) 2 puntos</text:p>
        </text:list-item>
        <text:list-item>
          <text:p text:style-name="P1">Instala alguna extensión relacionada con html y javascript que aumentan tu productividad y te faciliten el desarrollo, explica cómo te ayudan. (Capturas de pantalla) 2 puntos</text:p>
        </text:list-item>
      </text:list>
      <text:p text:style-name="P2"><text:a xlink:type="simple" xlink:href="https://code.visualstudio.com/docs/editor/extension-marketplace" text:style-name="ListLabel_20_10" text:visited-style-name="ListLabel_20_10"><text:span text:style-name="T3">https://code.visualstudio.com/docs/editor/extension-marketplace</text:span></text:a></text:p>
      <text:list xml:id="list152245333901943" text:continue-numbering="true" text:style-name="WWNum1">
        <text:list-item>
          <text:p text:style-name="P1">Instala los navegadores web Chrome y Firefox en tu equipo. (Capturas de pantalla) 2 puntos</text:p>
        </text:list-item>
        <text:list-item>
          <text:p text:style-name="P1">Crea un fichero index.html y añade el html y javascript necesarios para que aparezca un botón que al pulsarlo salga el mensaje “Hola Mundo”. En este apartado sube el fichero con el código. 2 puntos</text:p>
        </text:list-item>
        <text:list-item>
          <text:p text:style-name="P1">Usando la dirección de validación del W3C indicada en los apuntes realiza la validación del fichero y corrige los errores si los hubiera. Explica cada una de las etiquetas del ficher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3c4858" style:font-name="Arial" fo:font-size="12pt" fo:language="es"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3c4858" style:font-name="Arial" fo:font-size="12pt" fo:language="es" fo:country="none" style:letter-kerning="false" style:font-name-asian="Arial1" style:font-size-asian="12pt" style:language-asian="zh" style:country-asian="CN" style:font-name-complex="Arial1" style:font-size-complex="12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8" meta:word-count="264" meta:character-count="1703" meta:non-whitespace-character-count="1461"/>
    <meta:generator>LibreOfficeDev/6.0.5.2$Linux_X86_64 LibreOffice_project/</meta:generator>
  </office:meta>
</office:document-meta>
</file>